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officeooo:rsid="0000450d" officeooo:paragraph-rsid="0000450d" style:font-weight-asian="bold" style:font-weight-complex="bold"/>
    </style:style>
    <style:style style:name="P2" style:family="paragraph" style:parent-style-name="Standard">
      <style:paragraph-properties fo:text-align="start" style:justify-single-word="false"/>
      <style:text-properties style:font-name="Arial" fo:font-weight="bold" officeooo:rsid="0000450d" officeooo:paragraph-rsid="0000450d" style:font-weight-asian="bold" style:font-weight-complex="bold"/>
    </style:style>
    <style:style style:name="P3" style:family="paragraph" style:parent-style-name="Standard" style:list-style-name="L1">
      <style:paragraph-properties fo:text-align="start" style:justify-single-word="false"/>
      <style:text-properties style:font-name="Arial" fo:font-weight="bold" officeooo:rsid="0000450d" officeooo:paragraph-rsid="0000450d" style:font-weight-asian="bold" style:font-weight-complex="bold"/>
    </style:style>
    <style:style style:name="P4" style:family="paragraph" style:parent-style-name="Standard">
      <style:paragraph-properties fo:text-align="start" style:justify-single-word="false"/>
      <style:text-properties style:font-name="Arial" fo:font-weight="bold" officeooo:rsid="00015a39" officeooo:paragraph-rsid="00015a39" style:font-weight-asian="bold" style:font-weight-complex="bold"/>
    </style:style>
    <style:style style:name="P5" style:family="paragraph" style:parent-style-name="Standard">
      <style:paragraph-properties fo:text-align="start" style:justify-single-word="false"/>
      <style:text-properties style:font-name="Arial" fo:font-weight="bold" officeooo:rsid="00015a39" officeooo:paragraph-rsid="00047219" style:font-weight-asian="bold" style:font-weight-complex="bold"/>
    </style:style>
    <style:style style:name="P6" style:family="paragraph" style:parent-style-name="Standard">
      <style:paragraph-properties fo:text-align="start" style:justify-single-word="false"/>
      <style:text-properties style:font-name="Arial" fo:font-weight="bold" officeooo:rsid="00015a39" officeooo:paragraph-rsid="000cffd7" style:font-weight-asian="bold" style:font-weight-complex="bold"/>
    </style:style>
    <style:style style:name="P7" style:family="paragraph" style:parent-style-name="Standard">
      <style:paragraph-properties fo:text-align="start" style:justify-single-word="false"/>
      <style:text-properties style:font-name="Arial" fo:font-weight="bold" officeooo:rsid="000de136" officeooo:paragraph-rsid="000de13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15a39" style:font-weight-asian="normal" style:font-weight-complex="normal"/>
    </style:style>
    <style:style style:name="T3" style:family="text">
      <style:text-properties fo:font-weight="normal" officeooo:rsid="000347ca" style:font-weight-asian="normal" style:font-weight-complex="normal"/>
    </style:style>
    <style:style style:name="T4" style:family="text">
      <style:text-properties fo:font-weight="normal" officeooo:rsid="00047219" style:font-weight-asian="normal" style:font-weight-complex="normal"/>
    </style:style>
    <style:style style:name="T5" style:family="text">
      <style:text-properties fo:font-weight="normal" officeooo:rsid="0005e844" style:font-weight-asian="normal" style:font-weight-complex="normal"/>
    </style:style>
    <style:style style:name="T6" style:family="text">
      <style:text-properties fo:font-weight="normal" officeooo:rsid="000742a6" style:font-weight-asian="normal" style:font-weight-complex="normal"/>
    </style:style>
    <style:style style:name="T7" style:family="text">
      <style:text-properties fo:font-weight="normal" officeooo:rsid="000753b7" style:font-weight-asian="normal" style:font-weight-complex="normal"/>
    </style:style>
    <style:style style:name="T8" style:family="text">
      <style:text-properties fo:font-weight="normal" officeooo:rsid="00098024" style:font-weight-asian="normal" style:font-weight-complex="normal"/>
    </style:style>
    <style:style style:name="T9" style:family="text">
      <style:text-properties fo:font-weight="normal" officeooo:rsid="000cffd7"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0742a6"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0753b7" style:font-style-asian="italic" style:font-weight-asian="normal" style:font-style-complex="italic" style:font-weight-complex="normal"/>
    </style:style>
    <style:style style:name="T14" style:family="text">
      <style:text-properties fo:font-style="italic" fo:font-weight="normal" officeooo:rsid="0008ffda" style:font-style-asian="italic" style:font-weight-asian="normal" style:font-style-complex="italic"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0753b7" style:font-style-asian="normal" style:font-weight-asian="normal" style:font-style-complex="normal" style:font-weight-complex="normal"/>
    </style:style>
    <style:style style:name="T17" style:family="text">
      <style:text-properties fo:font-style="normal" fo:font-weight="normal" officeooo:rsid="000877d6" style:font-style-asian="normal" style:font-weight-asian="normal" style:font-style-complex="normal" style:font-weight-complex="normal"/>
    </style:style>
    <style:style style:name="T18" style:family="text">
      <style:text-properties fo:font-style="normal" fo:font-weight="normal" officeooo:rsid="00098024" style:font-style-asian="normal" style:font-weight-asian="normal" style:font-style-complex="normal" style:font-weight-complex="normal"/>
    </style:style>
    <style:style style:name="T19" style:family="text">
      <style:text-properties fo:font-style="normal" fo:font-weight="normal" officeooo:rsid="000cffd7" style:font-style-asian="normal" style:font-weight-asian="normal" style:font-style-complex="normal" style:font-weight-complex="normal"/>
    </style:style>
    <style:style style:name="T20" style:family="text">
      <style:text-properties fo:font-style="normal" fo:font-weight="normal" officeooo:rsid="000dbcc7" style:font-style-asian="normal" style:font-weight-asian="normal" style:font-style-complex="normal" style:font-weight-complex="normal"/>
    </style:style>
    <style:style style:name="T21" style:family="text">
      <style:text-properties fo:color="#ce181e" fo:font-style="normal" fo:font-weight="normal" officeooo:rsid="0008ffda"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Based Estimation of Functional Connectivity in Whole-Brain Multifiber Implant Calcium Dynamics in Behaving Mice</text:p>
      <text:p text:style-name="P1"><text:span text:style-name="T1"/></text:p>
      <text:p text:style-name="P2">1. Introduction</text:p>
      <text:p text:style-name="P5"><text:span text:style-name="T1">Mesoscopic whole-brain imaging is a large field. A wide variety of measurement techniques, such as fMRI </text:span><text:span text:style-name="T10">[cite]</text:span><text:span text:style-name="T1">, EEG </text:span><text:span text:style-name="T10">[cite]</text:span><text:span text:style-name="T1"> and wide-field optical recordings </text:span><text:span text:style-name="T10">[cite]</text:span><text:span text:style-name="T1"> are used. </text:span><text:span text:style-name="T3">The general question of interest is the capacity of the recorded mesoscopic signals to explain observables external to the brain, such as sensory input, behaviour and learning, as well as the capacity of the external observables to explain the mesoscopic signals.</text:span></text:p>
      <text:p text:style-name="P5"><text:span text:style-name="T3"/></text:p>
      <text:p text:style-name="P6"><text:span text:style-name="T4">Ideally, a model capable of </text:span><text:span text:style-name="T8">accurately </text:span><text:span text:style-name="T4">predicting future values mesoscopic activity and external observables based their past values is desired. In reality, it is unlikely that such a model would </text:span><text:span text:style-name="T5">be completely self-consistent</text:span><text:span text:style-name="T4">, as that would render entire brain areas equivalent to a single variables, at least for simple tasks. </text:span><text:span text:style-name="T5">However, it is not completely unreasonable to assume that brain activity can be decomposed into a spatio-temporal basis of increasing detail, allowing to have a progressively more accurate account external observables.<text:line-break/><text:line-break/>An interesting </text:span><text:span text:style-name="T8">latent variable</text:span><text:span text:style-name="T5"> of mesoscopic activity is the so-called functional connectivity </text:span><text:span text:style-name="T6">(FC)</text:span><text:span text:style-name="T5">. </text:span><text:span text:style-name="T6">Loosely, it can be defined as the capacity of the value of one variable to be predictive of the value of another variable at a later time. FC </text:span><text:span text:style-name="T7">is designed to indicate potential causal relationships between variables, however, far greater knowledge of the system is </text:span><text:span text:style-name="T9">required</text:span><text:span text:style-name="T7"> to guarantee causality as the only possible explanation of FC </text:span><text:span text:style-name="T10">[</text:span><text:span text:style-name="T11">Lizier book</text:span><text:span text:style-name="T10">]</text:span><text:span text:style-name="T7">.</text:span><text:span text:style-name="T5"> </text:span><text:span text:style-name="T6">While it is frequently impossible to unambiguously estimate FC </text:span><text:span text:style-name="T10">[</text:span><text:span text:style-name="T11">Lizier book</text:span><text:span text:style-name="T10">]</text:span><text:span text:style-name="T6">, </text:span><text:span text:style-name="T7">as an abstract concept is has been shown to correlate with action</text:span><text:span text:style-name="T1"> </text:span><text:span text:style-name="T10">[cite]</text:span><text:span text:style-name="T7">, pathology</text:span><text:span text:style-name="T1"> </text:span><text:span text:style-name="T10">[cite]</text:span><text:span text:style-name="T7"> and learning</text:span><text:span text:style-name="T1"> </text:span><text:span text:style-name="T10">[cite]</text:span><text:span text:style-name="T12">.</text:span><text:span text:style-name="T15"> </text:span><text:span text:style-name="T17">Among others, the following metrics </text:span><text:span text:style-name="T16">for FC have been used in the literature: correlation </text:span><text:span text:style-name="T10">[cite]</text:span><text:span text:style-name="T16">, coherence </text:span><text:span text:style-name="T10">[cite]</text:span><text:span text:style-name="T16">, Granger causality </text:span><text:span text:style-name="T10">[cite]</text:span><text:span text:style-name="T16">, </text:span><text:span text:style-name="T17">KL-Divergence </text:span><text:span text:style-name="T10">[cite]</text:span><text:span text:style-name="T17">, </text:span><text:span text:style-name="T16">Transfer Entropy </text:span><text:span text:style-name="T10">[cite]</text:span><text:span text:style-name="T13">,</text:span><text:span text:style-name="T16"> </text:span><text:span text:style-name="T19">Topological Causality</text:span><text:span text:style-name="T21"> </text:span><text:span text:style-name="T10">[cite]</text:span><text:span text:style-name="T14">.<text:line-break/><text:line-break/></text:span><text:span text:style-name="T18">FC </text:span><text:span text:style-name="T20">is a direct measure of the information propagation in the system, as it can tell us of the direction of information propagation, as well as of the sinks and sources of information. </text:span><text:span text:style-name="T19">Further, unlike anatomical connectivity, FC need not be constant even on the short time scales. </text:span><text:span text:style-name="T20">A fastly changing FC can indicate at multipartite nature of the underlying nodes and at distinct rules which determine whether a given connection is active in a given context.</text:span></text:p>
      <text:p text:style-name="P2"><text:span text:style-name="T1"/></text:p>
      <text:p text:style-name="P2"><text:span text:style-name="T1"/></text:p>
      <text:p text:style-name="P2">2. Data</text:p>
      <text:p text:style-name="P7"><text:span text:style-name="T1">In this study we will make use of the dataset gathered using a novel multifiber implant technology </text:span><text:span text:style-name="T10">[Yaro]</text:span><text:span text:style-name="T1">. The advantage of this technique compared to previous approaches is the ability to simultaneously image multiple cortical and subcortical areas with high selectivity, while benefiting from high temporal resolution of calcium indicators.</text:span></text:p>
      <text:p text:style-name="P2"><text:span text:style-name="T1"/></text:p>
      <text:p text:style-name="P2"><text:span text:style-name="T1"/></text:p>
      <text:p text:style-name="P2">3. Models</text:p>
      <text:p text:style-name="P4"><text:span text:style-name="T1">We want to explore the capacity of existing models of mesoscopic neuronal dynamics to explain the collected data. Further, we want to compare the estimated functional connectivity and derived metrics, such as total number of links, their degree and clustering coefficient.</text:span></text:p>
      <text:p text:style-name="P2"><text:span text:style-name="T1"/></text:p>
      <text:p text:style-name="P2"><text:span text:style-name="T1"/></text:p>
      <text:p text:style-name="P2">4. Preliminary Exploratory Analysis</text:p>
      <text:list xml:id="list529589070" text:style-name="L1">
        <text:list-item>
          <text:p text:style-name="P3"><text:soft-page-break/><text:span text:style-name="T1">Average autocorrelation</text:span></text:p>
        </text:list-item>
        <text:list-item>
          <text:p text:style-name="P3"><text:span text:style-name="T1">Synchrony across learning and </text:span><text:span text:style-name="T2">mice</text:span></text:p>
        </text:list-item>
      </text:list>
      <text:p text:style-name="P2"><text:span text:style-name="T1"/></text:p>
      <text:p text:style-name="P2"><text:span text:style-name="T1">5. Results</text:span></text:p>
      <text:p text:style-name="P2"><text:span text:style-name="T1"/></text:p>
      <text:p text:style-name="P2"><text:span text:style-name="T1"/></text:p>
      <text:p text:style-name="P2"><text:span text:style-name="T1"/></text:p>
      <text:p text:style-name="P2"><text:span text:style-name="T1">6. Conclu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2:17:14.290846067</meta:creation-date>
    <dc:date>2019-05-22T13:23:37.915055994</dc:date>
    <meta:editing-duration>PT25M34S</meta:editing-duration>
    <meta:editing-cycles>5</meta:editing-cycles>
    <meta:generator>LibreOffice/6.0.7.3$Linux_X86_64 LibreOffice_project/00m0$Build-3</meta:generator>
    <meta:document-statistic meta:table-count="0" meta:image-count="0" meta:object-count="0" meta:page-count="2" meta:paragraph-count="13" meta:word-count="481" meta:character-count="3180" meta:non-whitespace-character-count="2712"/>
  </office:meta>
</office:document-meta>
</file>